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StarSymbol" svg:font-family="StarSymbol"/>
    <style:font-face style:name="Gothic" svg:font-family="Gothic" style:font-pitch="variable"/>
    <style:font-face style:name="HG Mincho Light J" svg:font-family="'HG Mincho Light J'" style:font-pitch="variable"/>
    <style:font-face style:name="Lucidasans1" svg:font-family="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sans" svg:font-family="Lucida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el</text:h>
      <text:p text:style-name="Standard">Wir sind 4 Architekten und haben letztes Jahr zusammen eine Workshopreihe zum Thema Buildsysteme durchgeführt</text:p>
      <text:p text:style-name="Standard"/>
      <text:h text:style-name="Heading_20_1" text:outline-level="1">Was erwartet uns?</text:h>
      <text:p text:style-name="Standard">Um Buildsysteme zu bewerten wollen wir zuerst unsere Erwartungshaltung formulieren.</text:p>
      <text:p text:style-name="Standard">Dann kommen wir natürlich nicht ohne die Platzhirsche </text:p>
      <text:p text:style-name="Standard"><text:tab/>Ant und Maven aus – wir schaun uns die beiden Kandidaten an und versuchen Sie einzuordnen</text:p>
      <text:p text:style-name="Standard">Zu guter Letzt denken wir darüber nach, wie win Buildsystem aussehen könnten, wenn wir uns eines wünschen dürften :-)</text:p>
      <text:p text:style-name="Standard"/>
      <text:h text:style-name="Heading_20_1" text:outline-level="1">Erwartungshaltung an Buildsysteme</text:h>
      <text:p text:style-name="Standard">Zentrale Forderung CRISP</text:p>
      <text:list text:style-name="L1">
        <text:list-item>
          <text:p text:style-name="P1">Complete (das Buildsystem steht als Paket zur Verfügung)</text:p>
        </text:list-item>
        <text:list-item>
          <text:p text:style-name="P1">Repeatable (bei Widerholten builds identische Artefakte)</text:p>
        </text:list-item>
        <text:list-item>
          <text:p text:style-name="P1">Informative (automatisierte Tests, Reports)</text:p>
        </text:list-item>
        <text:list-item>
          <text:p text:style-name="P1">Schedulable</text:p>
        </text:list-item>
        <text:list-item>
          <text:p text:style-name="P1">Portable (Windows, *nix, Mobile, usw.)</text:p>
        </text:list-item>
        <text:list-item>
          <text:p text:style-name="P1">Erwartungshaltung an Buildsysteme</text:p>
        </text:list-item>
      </text:list>
      <text:p text:style-name="Standard">Darüber hinaus:</text:p>
      <text:list text:style-name="L2">
        <text:list-item>
          <text:p text:style-name="P2">Multiprojektfähigkeit: gute Unterstützung für builds mit vielen Projekten <text:s/>(Abhängigkeiten sind modular beschreibbar, das Projekt ist in Teilen baubar)</text:p>
        </text:list-item>
        <text:list-item>
          <text:p text:style-name="P2">IDE-Integration nach dem DRY-Prinzip (dont repeate yourself) in Eclipse, Idea, Netbeans, ...</text:p>
        </text:list-item>
        <text:list-item>
          <text:p text:style-name="P2">performant (um minimale Roundtrip-Zeiten zu ermöglichen)</text:p>
        </text:list-item>
        <text:list-item>
          <text:p text:style-name="P2">3rd Party-Lib Verwaltung</text:p>
        </text:list-item>
      </text:list>
      <text:p text:style-name="Standard">Darüber hinaus:</text:p>
      <text:list text:style-name="L3">
        <text:list-item>
          <text:p text:style-name="P3">Reifegrad: stabile Releases – stabile Tools – Konzepte durchgängig funktional</text:p>
        </text:list-item>
        <text:list-item>
          <text:p text:style-name="P3">einfach und angemessen (essential, not accidental complexity, Lernkurve)</text:p>
        </text:list-item>
        <text:list-item>
          <text:p text:style-name="P3">Convention over Configuration: Gute Konventionen als Voreinstellung</text:p>
        </text:list-item>
        <text:list-item>
          <text:p text:style-name="P3">leicht anpassbar bei abweichenden Anforderungen</text:p>
        </text:list-item>
      </text:list>
      <text:h text:style-name="Heading_20_1" text:outline-level="1">Erstes Beispiel: Ant</text:h>
      <text:p text:style-name="Standard">Ant ist eine umfassende Sammlung von Build-Werkzeugen, d. h.</text:p>
      <text:list text:style-name="L4">
        <text:list-item>
          <text:p text:style-name="P4">alles Wichtige vorhanden</text:p>
        </text:list-item>
        <text:list-item>
          <text:p text:style-name="P4">deklarative Beschreibung der Buildreihenfolge</text:p>
        </text:list-item>
        <text:list-item>
          <text:p text:style-name="P4">Dependecies nur zwischen Targets</text:p>
          <text:p text:style-name="P4"/>
        </text:list-item>
      </text:list>
      <text:h text:style-name="Heading_20_1" text:outline-level="1">Einordnung von Ant</text:h>
      <text:list text:style-name="L5">
        <text:list-item>
          <text:p text:style-name="P5">Complete: </text:p>
          <text:list>
            <text:list-item>
              <text:p text:style-name="P5">Wichtige Tools wie Compiler, Packer und Fileoperationen sind im Releaseumfang vorhanden</text:p>
            </text:list-item>
            <text:list-item>
              <text:p text:style-name="P5">Mächtige Basis Mechanismen für den Umgang mit Dateien, Verzeichnisse und Archiven</text:p>
            </text:list-item>
          </text:list>
        </text:list-item>
        <text:list-item>
          <text:p text:style-name="P5"><text:soft-page-break/>Repeatable: beim nochmaligen Bauen sind gleiche Ergebnisse gut erreichbar.</text:p>
        </text:list-item>
        <text:list-item>
          <text:p text:style-name="P5">Informative: Hier kommt die erste ernsthafte Schwäche von Ant zum tragen – Reports für die Testergebnisse, Codequalität, Testabdeckung usw. sind zwar als Erweiterungen vorhanden. Ein integriertes zusammen ist aber nur sehr schwer erreichbar.</text:p>
        </text:list-item>
        <text:list-item>
          <text:p text:style-name="P5">Portable: Überall, wo java läuft</text:p>
        </text:list-item>
        <text:list-item>
          <text:p text:style-name="P5">Hoher Reifegrad: Schon lange im Einsatz, daher Erweiterungen für alle Lebenslagen verfügbar</text:p>
        </text:list-item>
        <text:list-item>
          <text:p text:style-name="P5">Multiprojektfähigkeit sind out of the Box nicht unterstützt (Abhilfe: z.B. Ivy)</text:p>
        </text:list-item>
        <text:list-item>
          <text:p text:style-name="P5">Integration in alle relevanten IDEs verfügbar aber nicht vollständig (multiprojekt)</text:p>
        </text:list-item>
        <text:list-item>
          <text:p text:style-name="P5">Performance ganz okay – verteilt aber nicht so ohne weiteres</text:p>
        </text:list-item>
        <text:list-item>
          <text:p text:style-name="P5">Verwaltung von 3rd Party-Libs fehlt vollständig</text:p>
        </text:list-item>
        <text:list-item>
          <text:p text:style-name="P5">Konventionen gibt es nur sehr unzureichen (Targets Clean, ...)</text:p>
        </text:list-item>
        <text:list-item>
          <text:p text:style-name="P5">Anpassbarkeit: Ist fast alles möglich, aber nicht immer einfach</text:p>
          <text:p text:style-name="P5"/>
        </text:list-item>
      </text:list>
      <text:h text:style-name="Heading_20_1" text:outline-level="1">Erfahrung mit ANT</text:h>
      <text:list text:style-name="L6">
        <text:list-item>
          <text:p text:style-name="P6">Manchmal ist Imperative Verarbeitung wünschenswert (Reihenfolgen, Schleifen ...)</text:p>
        </text:list-item>
        <text:list-item>
          <text:p text:style-name="P6">Builddefinition in XML ist gesprächig</text:p>
        </text:list-item>
        <text:list-item>
          <text:p text:style-name="P6">build.xml als Sprache verstanden hat deutliche Lücken – sobald Sie mal versuchen, ein fremdes Buildscript zu lesen oder eine Klasse von ähnlichen Tasks zu schreiben werden Sie das sehr schnell merken.</text:p>
        </text:list-item>
      </text:list>
      <text:p text:style-name="Standard"/>
      <text:h text:style-name="Heading_20_1" text:outline-level="1">Zweites Beispiel: Maven</text:h>
      <text:p text:style-name="Standard">Wenn Ant eine Werkzeugkiste ist, dann ist Maven ein vollständiges Buildsystem. Zusätzlich zu der Werkzeugfülle von Ant bietet Maven:</text:p>
      <text:list text:style-name="L7">
        <text:list-item>
          <text:p text:style-name="P7">Multiprojekt Support – hierarchisch oder flach</text:p>
        </text:list-item>
        <text:list-item>
          <text:p text:style-name="P7">Ein 3rd Party Bibliothekskonzept, in dem mehrfach genutzte Libraries endlich ordentlich verwaltet werden können (log4j)</text:p>
        </text:list-item>
        <text:list-item>
          <text:p text:style-name="P7">Mut zu meist sinnvollen Konventionen – Verzeichnisstruktur</text:p>
        </text:list-item>
        <text:list-item>
          <text:p text:style-name="P7">Integriertes Reporting, das recht schnell aufgesetzt werden kann – aber nur im flachen Multiprojekt</text:p>
        </text:list-item>
        <text:list-item>
          <text:p text:style-name="P7">Es gibt Scopes für Compile, Test, Packaging</text:p>
          <text:p text:style-name="P7"/>
        </text:list-item>
      </text:list>
      <text:h text:style-name="Heading_20_1" text:outline-level="1">Einordnung von Maven</text:h>
      <text:list text:style-name="L5">
        <text:list-item>
          <text:p text:style-name="P5">Complete: ja – ist alles essenzielle vorhanden – leider nicht immer als teil eines stabilen Releases</text:p>
        </text:list-item>
        <text:list-item>
          <text:p text:style-name="P5">Repeatable: Ganz großes Manko! - 3rd Party Libs und Maven-Module werden transparent nachgeladen, d.h. zwei Builds mit selbem Stand zu unterschiedlichen Zeiten können unterschiedliche Ergebnisse liefern – das passiert sogar recht häufig.</text:p>
        </text:list-item>
        <text:list-item>
          <text:p text:style-name="P5">Informative: Die Integration der gängigen Reports ist ganz okay, bei weitergehenden Konfigurationswünschen wird aber schnell die unterschiedliche Reife der einzelnen Module spürbar.</text:p>
        </text:list-item>
        <text:list-item>
          <text:p text:style-name="P5">Portable: Überall, wo java läuft und wo ein Netzzugang vorhanden ist (transparentes Nachladen)</text:p>
        </text:list-item>
        <text:list-item>
          <text:p text:style-name="P5">Hoher Reifegrad: Benötigte Module sind häufig nur in einer Entwicklerversion verfügbar – entsprechend oft gibt’s Instabilitäten.</text:p>
        </text:list-item>
        <text:list-item>
          <text:p text:style-name="P5"><text:soft-page-break/>Multiprojektfähigkeit sind out of the Box unterstützt</text:p>
        </text:list-item>
        <text:list-item>
          <text:p text:style-name="P5">Integration in alle relevanten IDEs verfügbar aber nicht vollständig (multiprojekt)</text:p>
        </text:list-item>
        <text:list-item>
          <text:p text:style-name="P5">Performance ganz okay – verteilt aber nicht so ohne weiteres</text:p>
        </text:list-item>
        <text:list-item>
          <text:p text:style-name="P5">Verwaltung von 3rd Party-Libs fehlt vollständig</text:p>
        </text:list-item>
        <text:list-item>
          <text:p text:style-name="P5">Konventionen gibt es nur sehr unzureichen (Targets Clean, ...)</text:p>
        </text:list-item>
        <text:list-item>
          <text:p text:style-name="P5">Anpassbarkeit: Ist fast alles möglich, aber nicht immer einfach</text:p>
        </text:list-item>
      </text:list>
      <text:p text:style-name="Standard"/>
      <text:p text:style-name="Standard">Modulare Definition von Abhängigkeiten</text:p>
      <text:p text:style-name="Standard">Reports funktionieren recht schnell</text:p>
      <text:p text:style-name="Standard">IDE Integration ist meist recht gut</text:p>
      <text:p text:style-name="Standard">Durch die 3rd Party Bibliothek sind Versionen in benötigten libs prinzipiell managebar</text:p>
      <text:p text:style-name="Standard">Scopes für Test, Compile und Packaging</text:p>
      <text:p text:style-name="Standard">Maven: Lücken und Defizite</text:p>
      <text:p text:style-name="Standard"/>
      <text:p text:style-name="Standard">Arbeiten ohne Netzzugang fast unmöglich</text:p>
      <text:p text:style-name="Standard">Transitivität im Compile-Scope verursacht intransparente Abhängigkeiten zu 3rd Party Libs (Bsp. Spring)</text:p>
      <text:p text:style-name="Standard">Die Einschränkung auf ein Artefact pro Projekt bläht den Build künstlich auf.</text:p>
      <text:p text:style-name="Standard">Maven: Lücken und Defizite</text:p>
      <text:p text:style-name="Standard">Viele Maven Module funktionieren nicht sauber im Multiprojekt Modus</text:p>
      <text:p text:style-name="Standard">Keine Unterscheidung zw. Projekt und 3rd Party Libs in der Abhängigkeits def</text:p>
      <text:p text:style-name="Standard">Unterschiedlicher Reifegrad der Maven Module</text:p>
      <text:h text:style-name="Heading_20_1" text:outline-level="1">Fragen, die offen bleiben</text:h>
      <text:p text:style-name="Standard">Warum XML und weitere ConfigFiles als Buildsprache?</text:p>
      <text:p text:style-name="Standard">Gibt es einen angemessenen Mittelweg in der Bibliotheksverwaltung?</text:p>
      <text:p text:style-name="Standard"/>
      <text:p text:style-name="Standard"/>
      <text:p text:style-name="Standard">Buildng – was ist drin</text:p>
      <text:p text:style-name="Standard">kein XML – jeder build ist ein Java-Programm</text:p>
      <text:p text:style-name="Standard">nutzt ANT – bietet ein fluent interface für Ant in Java an (elegAnt)</text:p>
      <text:p text:style-name="Standard">unterscheidet Abhängigkeiten zu anderen Projekten und zu Bibliotheken (jars)</text:p>
      <text:p text:style-name="Standard">keine Versionen von Bibliotheken</text:p>
      <text:p text:style-name="Standard">Bibliotheken liegen im Dateisystem, nicht in irgendeinem Repository. Keine Vorgaben zur Verzeichnisstruktur, keine Verwaltung von Versionen </text:p>
      <text:p text:style-name="Standard">Compile-Abhängigkeiten sind nicht-transitiv, Test/Runtime-Abhängigkeiten sind transitiv</text:p>
      <text:p text:style-name="Standard">sinnvolle Konventionen (a la Maven)</text:p>
      <text:p text:style-name="Standard">Buildng – was fehlt noch</text:p>
      <text:p text:style-name="Standard">Infrastruktur für Berichte</text:p>
      <text:p text:style-name="Standard">builder für ejb-module, ear</text:p>
      <text:p text:style-name="Standard">Ide Integ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StarSymbol" svg:font-family="StarSymbol"/>
    <style:font-face style:name="Gothic" svg:font-family="Gothic" style:font-pitch="variable"/>
    <style:font-face style:name="HG Mincho Light J" svg:font-family="'HG Mincho Light J'" style:font-pitch="variable"/>
    <style:font-face style:name="Lucidasans1" svg:font-family="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sans" svg:font-family="Lucida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Default_7e_LT_7e_Gliederung_20_1" style:display-name="Default~LT~Gliederung 1" style:family="paragraph">
      <style:paragraph-properties fo:margin-left="0.198cm" fo:margin-right="0cm" fo:margin-top="0.101cm" fo:margin-bottom="0.603cm" style:line-height-at-least="1.773cm" fo:text-align="start" style:justify-single-word="false" fo:text-indent="0cm" style:auto-text-indent="false" style:text-autospace="none">
        <style:tab-stops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  <style:tab-stop style:position="19.768cm"/>
          <style:tab-stop style:position="21.017cm"/>
          <style:tab-stop style:position="22.264cm"/>
          <style:tab-stop style:position="23.513cm"/>
          <style:tab-stop style:position="24.76cm"/>
        </style:tab-stops>
      </style:paragraph-properties>
      <style:text-properties fo:color="#000000" style:text-outline="false" style:text-line-through-style="none" style:font-name="HG Mincho Light J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HG Mincho Light J" style:font-size-complex="28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164cm" fo:margin-right="0cm" fo:margin-top="0cm" fo:margin-bottom="0.4cm" fo:line-height="96%" fo:text-indent="0cm" style:auto-text-indent="false">
        <style:tab-stops>
          <style:tab-stop style:position="-1.834cm"/>
          <style:tab-stop style:position="-0.586cm"/>
          <style:tab-stop style:position="0.661cm"/>
          <style:tab-stop style:position="1.91cm"/>
          <style:tab-stop style:position="3.157cm"/>
          <style:tab-stop style:position="4.406cm"/>
          <style:tab-stop style:position="5.653cm"/>
          <style:tab-stop style:position="6.902cm"/>
          <style:tab-stop style:position="8.149cm"/>
          <style:tab-stop style:position="9.398cm"/>
          <style:tab-stop style:position="10.645cm"/>
          <style:tab-stop style:position="11.894cm"/>
          <style:tab-stop style:position="13.141cm"/>
          <style:tab-stop style:position="14.39cm"/>
          <style:tab-stop style:position="15.637cm"/>
          <style:tab-stop style:position="16.886cm"/>
          <style:tab-stop style:position="18.133cm"/>
          <style:tab-stop style:position="19.38cm"/>
          <style:tab-stop style:position="20.629cm"/>
          <style:tab-stop style:position="21.878cm"/>
        </style:tab-stops>
      </style:paragraph-properties>
    </style:style>
    <style:style style:name="Default_7e_LT_7e_Gliederung_20_3" style:display-name="Default~LT~Gliederung 3" style:family="paragraph" style:parent-style-name="Default_7e_LT_7e_Gliederung_20_2">
      <style:paragraph-properties fo:margin-left="2.967cm" fo:margin-right="0cm" fo:margin-top="0cm" fo:margin-bottom="0.3cm" fo:text-indent="0cm" style:auto-text-indent="false">
        <style:tab-stops>
          <style:tab-stop style:position="-2.191cm"/>
          <style:tab-stop style:position="-0.944cm"/>
          <style:tab-stop style:position="0.305cm"/>
          <style:tab-stop style:position="1.552cm"/>
          <style:tab-stop style:position="2.799cm"/>
          <style:tab-stop style:position="4.048cm"/>
          <style:tab-stop style:position="5.297cm"/>
          <style:tab-stop style:position="6.544cm"/>
          <style:tab-stop style:position="7.793cm"/>
          <style:tab-stop style:position="9.04cm"/>
          <style:tab-stop style:position="10.289cm"/>
          <style:tab-stop style:position="11.536cm"/>
          <style:tab-stop style:position="12.785cm"/>
          <style:tab-stop style:position="14.032cm"/>
          <style:tab-stop style:position="15.281cm"/>
          <style:tab-stop style:position="16.528cm"/>
          <style:tab-stop style:position="17.776cm"/>
          <style:tab-stop style:position="19.024cm"/>
          <style:tab-stop style:position="20.272cm"/>
          <style:tab-stop style:position="21.519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3.764cm" fo:margin-right="0cm" fo:margin-top="0cm" fo:margin-bottom="0.203cm" fo:text-indent="0cm" style:auto-text-indent="false">
        <style:tab-stops>
          <style:tab-stop style:position="-2.54cm"/>
          <style:tab-stop style:position="-1.291cm"/>
          <style:tab-stop style:position="-0.042cm"/>
          <style:tab-stop style:position="1.205cm"/>
          <style:tab-stop style:position="2.454cm"/>
          <style:tab-stop style:position="3.701cm"/>
          <style:tab-stop style:position="4.949cm"/>
          <style:tab-stop style:position="6.197cm"/>
          <style:tab-stop style:position="7.445cm"/>
          <style:tab-stop style:position="8.692cm"/>
          <style:tab-stop style:position="9.941cm"/>
          <style:tab-stop style:position="11.188cm"/>
          <style:tab-stop style:position="12.437cm"/>
          <style:tab-stop style:position="13.684cm"/>
          <style:tab-stop style:position="14.933cm"/>
          <style:tab-stop style:position="16.18cm"/>
          <style:tab-stop style:position="17.429cm"/>
          <style:tab-stop style:position="18.676cm"/>
          <style:tab-stop style:position="19.925cm"/>
          <style:tab-stop style:position="21.172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4.568cm" fo:margin-right="0cm" fo:margin-top="0cm" fo:margin-bottom="0.101cm" fo:text-indent="0cm" style:auto-text-indent="false">
        <style:tab-stops>
          <style:tab-stop style:position="-4.145cm"/>
          <style:tab-stop style:position="-2.898cm"/>
          <style:tab-stop style:position="-1.649cm"/>
          <style:tab-stop style:position="-0.402cm"/>
          <style:tab-stop style:position="0.847cm"/>
          <style:tab-stop style:position="2.094cm"/>
          <style:tab-stop style:position="3.343cm"/>
          <style:tab-stop style:position="4.59cm"/>
          <style:tab-stop style:position="5.837cm"/>
          <style:tab-stop style:position="7.086cm"/>
          <style:tab-stop style:position="8.334cm"/>
          <style:tab-stop style:position="9.581cm"/>
          <style:tab-stop style:position="10.83cm"/>
          <style:tab-stop style:position="12.077cm"/>
          <style:tab-stop style:position="13.326cm"/>
          <style:tab-stop style:position="14.573cm"/>
          <style:tab-stop style:position="15.822cm"/>
          <style:tab-stop style:position="17.069cm"/>
          <style:tab-stop style:position="18.318cm"/>
          <style:tab-stop style:position="19.565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9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.568cm" fo:margin-right="0cm" fo:margin-top="0cm" fo:margin-bottom="0cm" style:line-height-at-least="1.492cm" fo:text-align="center" style:justify-single-word="false" fo:text-indent="0cm" style:auto-text-indent="false" style:text-autospace="none">
        <style:tab-stops>
          <style:tab-stop style:position="0cm"/>
          <style:tab-stop style:position="0.679cm"/>
          <style:tab-stop style:position="1.926cm"/>
          <style:tab-stop style:position="3.175cm"/>
          <style:tab-stop style:position="4.422cm"/>
          <style:tab-stop style:position="5.669cm"/>
          <style:tab-stop style:position="6.918cm"/>
          <style:tab-stop style:position="8.167cm"/>
          <style:tab-stop style:position="9.414cm"/>
          <style:tab-stop style:position="10.663cm"/>
          <style:tab-stop style:position="11.91cm"/>
          <style:tab-stop style:position="13.159cm"/>
          <style:tab-stop style:position="14.406cm"/>
          <style:tab-stop style:position="15.655cm"/>
          <style:tab-stop style:position="16.902cm"/>
          <style:tab-stop style:position="18.15cm"/>
          <style:tab-stop style:position="19.397cm"/>
          <style:tab-stop style:position="20.646cm"/>
          <style:tab-stop style:position="21.893cm"/>
          <style:tab-stop style:position="23.142cm"/>
          <style:tab-stop style:position="24.389cm"/>
        </style:tab-stops>
      </style:paragraph-properties>
      <style:text-properties fo:color="#000000" style:text-outline="false" style:text-line-through-style="none" style:font-name="HG Mincho Light J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HG Mincho Light J" style:font-size-complex="24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fo:line-height="9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 style:text-emphasize="none"/>
    </style:style>
    <style:style style:name="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Gliederung_20_1" style:display-name="Gliederung 1" style:family="paragraph">
      <style:paragraph-properties fo:margin-left="0.198cm" fo:margin-right="0cm" fo:margin-top="0.101cm" fo:margin-bottom="0.603cm" style:line-height-at-least="1.773cm" fo:text-align="start" style:justify-single-word="false" fo:text-indent="0cm" style:auto-text-indent="false" style:text-autospace="none">
        <style:tab-stops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  <style:tab-stop style:position="19.768cm"/>
          <style:tab-stop style:position="21.017cm"/>
          <style:tab-stop style:position="22.264cm"/>
          <style:tab-stop style:position="23.513cm"/>
          <style:tab-stop style:position="24.76cm"/>
        </style:tab-stops>
      </style:paragraph-properties>
      <style:text-properties fo:color="#000000" style:text-outline="false" style:text-line-through-style="none" style:font-name="HG Mincho Light J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HG Mincho Light J" style:font-size-complex="2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164cm" fo:margin-right="0cm" fo:margin-top="0cm" fo:margin-bottom="0.4cm" fo:line-height="96%" fo:text-indent="0cm" style:auto-text-indent="false">
        <style:tab-stops>
          <style:tab-stop style:position="-1.834cm"/>
          <style:tab-stop style:position="-0.586cm"/>
          <style:tab-stop style:position="0.661cm"/>
          <style:tab-stop style:position="1.91cm"/>
          <style:tab-stop style:position="3.157cm"/>
          <style:tab-stop style:position="4.406cm"/>
          <style:tab-stop style:position="5.653cm"/>
          <style:tab-stop style:position="6.902cm"/>
          <style:tab-stop style:position="8.149cm"/>
          <style:tab-stop style:position="9.398cm"/>
          <style:tab-stop style:position="10.645cm"/>
          <style:tab-stop style:position="11.894cm"/>
          <style:tab-stop style:position="13.141cm"/>
          <style:tab-stop style:position="14.39cm"/>
          <style:tab-stop style:position="15.637cm"/>
          <style:tab-stop style:position="16.886cm"/>
          <style:tab-stop style:position="18.133cm"/>
          <style:tab-stop style:position="19.38cm"/>
          <style:tab-stop style:position="20.629cm"/>
          <style:tab-stop style:position="21.878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2.967cm" fo:margin-right="0cm" fo:margin-top="0cm" fo:margin-bottom="0.3cm" fo:text-indent="0cm" style:auto-text-indent="false">
        <style:tab-stops>
          <style:tab-stop style:position="-2.191cm"/>
          <style:tab-stop style:position="-0.944cm"/>
          <style:tab-stop style:position="0.305cm"/>
          <style:tab-stop style:position="1.552cm"/>
          <style:tab-stop style:position="2.799cm"/>
          <style:tab-stop style:position="4.048cm"/>
          <style:tab-stop style:position="5.297cm"/>
          <style:tab-stop style:position="6.544cm"/>
          <style:tab-stop style:position="7.793cm"/>
          <style:tab-stop style:position="9.04cm"/>
          <style:tab-stop style:position="10.289cm"/>
          <style:tab-stop style:position="11.536cm"/>
          <style:tab-stop style:position="12.785cm"/>
          <style:tab-stop style:position="14.032cm"/>
          <style:tab-stop style:position="15.281cm"/>
          <style:tab-stop style:position="16.528cm"/>
          <style:tab-stop style:position="17.776cm"/>
          <style:tab-stop style:position="19.024cm"/>
          <style:tab-stop style:position="20.272cm"/>
          <style:tab-stop style:position="21.519cm"/>
        </style:tab-stops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3.764cm" fo:margin-right="0cm" fo:margin-top="0cm" fo:margin-bottom="0.203cm" fo:text-indent="0cm" style:auto-text-indent="false">
        <style:tab-stops>
          <style:tab-stop style:position="-2.54cm"/>
          <style:tab-stop style:position="-1.291cm"/>
          <style:tab-stop style:position="-0.042cm"/>
          <style:tab-stop style:position="1.205cm"/>
          <style:tab-stop style:position="2.454cm"/>
          <style:tab-stop style:position="3.701cm"/>
          <style:tab-stop style:position="4.949cm"/>
          <style:tab-stop style:position="6.197cm"/>
          <style:tab-stop style:position="7.445cm"/>
          <style:tab-stop style:position="8.692cm"/>
          <style:tab-stop style:position="9.941cm"/>
          <style:tab-stop style:position="11.188cm"/>
          <style:tab-stop style:position="12.437cm"/>
          <style:tab-stop style:position="13.684cm"/>
          <style:tab-stop style:position="14.933cm"/>
          <style:tab-stop style:position="16.18cm"/>
          <style:tab-stop style:position="17.429cm"/>
          <style:tab-stop style:position="18.676cm"/>
          <style:tab-stop style:position="19.925cm"/>
          <style:tab-stop style:position="21.172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4.568cm" fo:margin-right="0cm" fo:margin-top="0cm" fo:margin-bottom="0.101cm" fo:text-indent="0cm" style:auto-text-indent="false">
        <style:tab-stops>
          <style:tab-stop style:position="-4.145cm"/>
          <style:tab-stop style:position="-2.898cm"/>
          <style:tab-stop style:position="-1.649cm"/>
          <style:tab-stop style:position="-0.402cm"/>
          <style:tab-stop style:position="0.847cm"/>
          <style:tab-stop style:position="2.094cm"/>
          <style:tab-stop style:position="3.343cm"/>
          <style:tab-stop style:position="4.59cm"/>
          <style:tab-stop style:position="5.837cm"/>
          <style:tab-stop style:position="7.086cm"/>
          <style:tab-stop style:position="8.334cm"/>
          <style:tab-stop style:position="9.581cm"/>
          <style:tab-stop style:position="10.83cm"/>
          <style:tab-stop style:position="12.077cm"/>
          <style:tab-stop style:position="13.326cm"/>
          <style:tab-stop style:position="14.573cm"/>
          <style:tab-stop style:position="15.822cm"/>
          <style:tab-stop style:position="17.069cm"/>
          <style:tab-stop style:position="18.318cm"/>
          <style:tab-stop style:position="19.56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Standard_7e_LT_7e_Gliederung_20_1" style:display-name="Standard~LT~Gliederung 1" style:family="paragraph">
      <style:paragraph-properties fo:margin-left="0cm" fo:margin-right="0cm" fo:margin-top="0cm" fo:margin-bottom="0.499cm" style:line-height-at-least="2.311cm" fo:text-align="start" style:justify-single-word="false" fo:text-indent="0cm" style:auto-text-indent="false" style:text-autospace="none">
        <style:tab-stops>
          <style:tab-stop style:position="1.124cm"/>
          <style:tab-stop style:position="2.372cm"/>
          <style:tab-stop style:position="3.62cm"/>
          <style:tab-stop style:position="4.868cm"/>
          <style:tab-stop style:position="6.115cm"/>
          <style:tab-stop style:position="7.364cm"/>
          <style:tab-stop style:position="8.611cm"/>
          <style:tab-stop style:position="9.86cm"/>
          <style:tab-stop style:position="11.107cm"/>
          <style:tab-stop style:position="12.356cm"/>
          <style:tab-stop style:position="13.603cm"/>
          <style:tab-stop style:position="14.85cm"/>
          <style:tab-stop style:position="16.099cm"/>
          <style:tab-stop style:position="17.348cm"/>
          <style:tab-stop style:position="18.595cm"/>
          <style:tab-stop style:position="19.844cm"/>
          <style:tab-stop style:position="21.091cm"/>
          <style:tab-stop style:position="22.34cm"/>
          <style:tab-stop style:position="23.587cm"/>
          <style:tab-stop style:position="24.836cm"/>
        </style:tab-stops>
      </style:paragraph-properties>
      <style:text-properties fo:color="#000000" style:text-outline="false" style:text-line-through-style="none" style:font-name="HG Mincho Light J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HG Mincho Light J" style:font-size-complex="28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1cm" fo:margin-right="0cm" fo:margin-top="0cm" fo:margin-bottom="0.4cm" fo:text-indent="-1cm" style:auto-text-indent="false">
        <style:tab-stops>
          <style:tab-stop style:position="-0.674cm"/>
          <style:tab-stop style:position="0cm"/>
          <style:tab-stop style:position="0.573cm"/>
          <style:tab-stop style:position="1.822cm"/>
          <style:tab-stop style:position="3.069cm"/>
          <style:tab-stop style:position="4.318cm"/>
          <style:tab-stop style:position="5.565cm"/>
          <style:tab-stop style:position="6.814cm"/>
          <style:tab-stop style:position="8.061cm"/>
          <style:tab-stop style:position="9.308cm"/>
          <style:tab-stop style:position="10.557cm"/>
          <style:tab-stop style:position="11.806cm"/>
          <style:tab-stop style:position="13.053cm"/>
          <style:tab-stop style:position="14.302cm"/>
          <style:tab-stop style:position="15.549cm"/>
          <style:tab-stop style:position="16.798cm"/>
          <style:tab-stop style:position="18.045cm"/>
          <style:tab-stop style:position="19.293cm"/>
          <style:tab-stop style:position="20.54cm"/>
          <style:tab-stop style:position="21.789cm"/>
          <style:tab-stop style:position="23.036cm"/>
        </style:tab-stops>
      </style:paragraph-properties>
      <style:text-properties fo:font-size="26pt" style:font-size-asian="26pt" style:font-size-complex="26pt"/>
    </style:style>
    <style:style style:name="Standard_7e_LT_7e_Gliederung_20_3" style:display-name="Standard~LT~Gliederung 3" style:family="paragraph" style:parent-style-name="Standard_7e_LT_7e_Gliederung_20_2">
      <style:paragraph-properties fo:margin-left="2.071cm" fo:margin-right="0cm" fo:margin-top="0cm" fo:margin-bottom="0.3cm" style:line-height-at-least="0.353cm" fo:text-indent="-1.169cm" style:auto-text-indent="false">
        <style:tab-stops>
          <style:tab-stop style:position="-1.3cm"/>
          <style:tab-stop style:position="-0.051cm"/>
          <style:tab-stop style:position="0cm"/>
          <style:tab-stop style:position="1.196cm"/>
          <style:tab-stop style:position="2.445cm"/>
          <style:tab-stop style:position="3.692cm"/>
          <style:tab-stop style:position="4.941cm"/>
          <style:tab-stop style:position="6.188cm"/>
          <style:tab-stop style:position="7.437cm"/>
          <style:tab-stop style:position="8.684cm"/>
          <style:tab-stop style:position="9.932cm"/>
          <style:tab-stop style:position="11.18cm"/>
          <style:tab-stop style:position="12.428cm"/>
          <style:tab-stop style:position="13.675cm"/>
          <style:tab-stop style:position="14.924cm"/>
          <style:tab-stop style:position="16.171cm"/>
          <style:tab-stop style:position="17.418cm"/>
          <style:tab-stop style:position="18.667cm"/>
          <style:tab-stop style:position="19.916cm"/>
          <style:tab-stop style:position="21.163cm"/>
          <style:tab-stop style:position="22.412cm"/>
        </style:tab-stops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2.87cm" fo:margin-right="0cm" fo:margin-top="0cm" fo:margin-bottom="0.203cm" fo:text-indent="-1.18cm" style:auto-text-indent="false">
        <style:tab-stops>
          <style:tab-stop style:position="-1.649cm"/>
          <style:tab-stop style:position="-0.4cm"/>
          <style:tab-stop style:position="0cm"/>
          <style:tab-stop style:position="0.847cm"/>
          <style:tab-stop style:position="2.096cm"/>
          <style:tab-stop style:position="3.343cm"/>
          <style:tab-stop style:position="4.591cm"/>
          <style:tab-stop style:position="5.838cm"/>
          <style:tab-stop style:position="7.087cm"/>
          <style:tab-stop style:position="8.334cm"/>
          <style:tab-stop style:position="9.583cm"/>
          <style:tab-stop style:position="10.83cm"/>
          <style:tab-stop style:position="12.077cm"/>
          <style:tab-stop style:position="13.326cm"/>
          <style:tab-stop style:position="14.575cm"/>
          <style:tab-stop style:position="15.822cm"/>
          <style:tab-stop style:position="17.071cm"/>
          <style:tab-stop style:position="18.318cm"/>
          <style:tab-stop style:position="19.567cm"/>
          <style:tab-stop style:position="20.814cm"/>
          <style:tab-stop style:position="22.063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4.572cm" fo:margin-right="0cm" fo:margin-top="0cm" fo:margin-bottom="0.101cm" fo:text-indent="0cm" style:auto-text-indent="false">
        <style:tab-stops>
          <style:tab-stop style:position="-4.154cm"/>
          <style:tab-stop style:position="-2.905cm"/>
          <style:tab-stop style:position="-1.658cm"/>
          <style:tab-stop style:position="-0.409cm"/>
          <style:tab-stop style:position="0.838cm"/>
          <style:tab-stop style:position="2.087cm"/>
          <style:tab-stop style:position="3.334cm"/>
          <style:tab-stop style:position="4.583cm"/>
          <style:tab-stop style:position="5.83cm"/>
          <style:tab-stop style:position="7.078cm"/>
          <style:tab-stop style:position="8.326cm"/>
          <style:tab-stop style:position="9.574cm"/>
          <style:tab-stop style:position="10.821cm"/>
          <style:tab-stop style:position="12.07cm"/>
          <style:tab-stop style:position="13.317cm"/>
          <style:tab-stop style:position="14.566cm"/>
          <style:tab-stop style:position="15.813cm"/>
          <style:tab-stop style:position="17.062cm"/>
          <style:tab-stop style:position="18.309cm"/>
          <style:tab-stop style:position="19.558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fo:line-height="98%" fo:text-align="start" style:justify-single-word="false" fo:text-indent="0cm" style:auto-text-indent="false" style:text-autospace="none">
        <style:tab-stops>
          <style:tab-stop style:position="0cm"/>
          <style:tab-stop style:position="0.277cm"/>
          <style:tab-stop style:position="1.526cm"/>
          <style:tab-stop style:position="2.773cm"/>
          <style:tab-stop style:position="4.022cm"/>
          <style:tab-stop style:position="5.269cm"/>
          <style:tab-stop style:position="6.518cm"/>
          <style:tab-stop style:position="7.765cm"/>
          <style:tab-stop style:position="9.013cm"/>
          <style:tab-stop style:position="10.261cm"/>
          <style:tab-stop style:position="11.509cm"/>
          <style:tab-stop style:position="12.756cm"/>
          <style:tab-stop style:position="14.005cm"/>
          <style:tab-stop style:position="15.252cm"/>
          <style:tab-stop style:position="16.501cm"/>
          <style:tab-stop style:position="17.748cm"/>
          <style:tab-stop style:position="18.997cm"/>
          <style:tab-stop style:position="20.244cm"/>
          <style:tab-stop style:position="21.491cm"/>
          <style:tab-stop style:position="22.74cm"/>
          <style:tab-stop style:position="23.987cm"/>
        </style:tab-stops>
      </style:paragraph-properties>
      <style:text-properties fo:color="#000000" style:text-outline="false" style:text-line-through-style="none" style:font-name="HG Mincho Light J" fo:font-size="32pt" fo:letter-spacing="normal" fo:font-style="normal" fo:text-shadow="none" style:text-underline-style="none" fo:font-weight="normal" style:letter-kerning="false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/>
    </style:style>
    <style:style style:name="Standard_7e_LT_7e_Untertitel" style:display-name="Standard~LT~Untertitel" style:family="paragraph">
      <style:paragraph-properties fo:margin-left="0.573cm" fo:margin-right="0cm" fo:margin-top="0cm" fo:margin-bottom="0cm" style:line-height-at-least="1.501cm" fo:text-align="center" style:justify-single-word="false" fo:text-indent="0cm" style:auto-text-indent="false" style:text-autospace="none">
        <style:tab-stops>
          <style:tab-stop style:position="0cm"/>
          <style:tab-stop style:position="0.674cm"/>
          <style:tab-stop style:position="1.923cm"/>
          <style:tab-stop style:position="3.17cm"/>
          <style:tab-stop style:position="4.419cm"/>
          <style:tab-stop style:position="5.666cm"/>
          <style:tab-stop style:position="6.914cm"/>
          <style:tab-stop style:position="8.162cm"/>
          <style:tab-stop style:position="9.41cm"/>
          <style:tab-stop style:position="10.657cm"/>
          <style:tab-stop style:position="11.906cm"/>
          <style:tab-stop style:position="13.153cm"/>
          <style:tab-stop style:position="14.402cm"/>
          <style:tab-stop style:position="15.649cm"/>
          <style:tab-stop style:position="16.898cm"/>
          <style:tab-stop style:position="18.145cm"/>
          <style:tab-stop style:position="19.392cm"/>
          <style:tab-stop style:position="20.641cm"/>
          <style:tab-stop style:position="21.89cm"/>
          <style:tab-stop style:position="23.137cm"/>
          <style:tab-stop style:position="24.386cm"/>
        </style:tab-stops>
      </style:paragraph-properties>
      <style:text-properties fo:color="#000000" style:text-outline="false" style:text-line-through-style="none" style:font-name="HG Mincho Light J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HG Mincho Light J" style:font-size-complex="24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9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23T17:57:55</meta:creation-date>
    <dc:date>2009-04-23T18:38:07</dc:date>
    <meta:editing-cycles>1</meta:editing-cycles>
    <meta:editing-duration>PT2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5" meta:word-count="797" meta:character-count="6003"/>
  </office:meta>
</office:document-meta>
</file>